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CH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 style:data-style-name="N10036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lub.$B$4:.$B$22])" table:allow-empty-cell="true" table:display-list="unsorted" table:base-cell-address="Participants.A3">
          <table:error-message table:message-type="stop" table:display="true"/>
        </table:content-validation>
        <table:content-validation table:name="val2" table:condition="of:cell-content-is-date() and cell-content-is-not-between(0,18627)" table:allow-empty-cell="true" table:base-cell-address="Participants.D3">
          <table:error-message table:message-type="stop" table:display="true"/>
        </table:content-validation>
        <table:content-validation table:name="val3" table:condition="of:cell-content-is-in-list([$Genre.$B$2:.$B$3])" table:allow-empty-cell="true" table:display-list="unsorted" table:base-cell-address="Participants.E3">
          <table:error-message table:message-type="stop" table:display="true"/>
        </table:content-validation>
        <table:content-validation table:name="val4" table:condition="of:cell-content-is-in-list([$Ceinture.$B$3:.$B$8])" table:allow-empty-cell="true" table:display-list="unsorted" table:base-cell-address="Participants.F3">
          <table:error-message table:message-type="stop" table:display="true"/>
        </table:content-validation>
      </table:content-validations>
      <table:table table:name="Participant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2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Club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Prénom</text:p>
          </table:table-cell>
          <table:table-cell table:style-name="Default" office:value-type="string" calcext:value-type="string">
            <text:p>Date de Naissence</text:p>
          </table:table-cell>
          <table:table-cell table:style-name="Default" office:value-type="string" calcext:value-type="string">
            <text:p>Genre</text:p>
          </table:table-cell>
          <table:table-cell table:style-name="Default" office:value-type="string" calcext:value-type="string">
            <text:p>Ceinture</text:p>
          </table:table-cell>
          <table:table-cell table:style-name="Default" office:value-type="string" calcext:value-type="string">
            <text:p>License</text:p>
          </table:table-cell>
          <table:table-cell table:style-name="Default" office:value-type="string" calcext:value-type="string">
            <text:p>Catégorie d’Age</text:p>
          </table:table-cell>
          <table:table-cell table:style-name="Default" office:value-type="string" calcext:value-type="string">
            <text:p>Catégorie de poid</text:p>
          </table:table-cell>
        </table:table-row>
        <table:table-row table:style-name="ro1">
          <table:table-cell table:content-validation-name="val1" office:value-type="string" calcext:value-type="string">
            <text:p>JUDO CLUB LE SAMOURAI BERNEX</text:p>
          </table:table-cell>
          <table:table-cell office:value-type="string" calcext:value-type="string">
            <text:p>Dubath</text:p>
          </table:table-cell>
          <table:table-cell office:value-type="string" calcext:value-type="string">
            <text:p>Florian</text:p>
          </table:table-cell>
          <table:table-cell table:content-validation-name="val2" office:value-type="date" office:date-value="1978-06-23" calcext:value-type="date">
            <text:p>23.06.1978</text:p>
          </table:table-cell>
          <table:table-cell table:content-validation-name="val3" office:value-type="string" calcext:value-type="string">
            <text:p>M</text:p>
          </table:table-cell>
          <table:table-cell table:content-validation-name="val4" office:value-type="string" calcext:value-type="string">
            <text:p>Dan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 table:number-rows-repeated="46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</table:table>
      <table:table table:name="Club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NG DO KWAN BU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DO CLUB BUDOKAN VERNI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DO KWAI LA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DO CLUB GENE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DO CLUB CAROU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NBUDO JUD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NBUDO-ONE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DO CLUB GRAND-SACONNE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DO CLUB DES EAUX-VIV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JO LANCY–PALETT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DO PREGNY-CHAMBES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DO CLUB MEYR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DO CLUB LE SAMOURAI BERNE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DO CLUB TROIS-CHÊN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-JITSU JUDO CLUB COMPESIÈR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DO CLUB SATIGN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DO CLUB LEMANIQU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OLE DE JUDO DE COLLONGE-BELLERI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DO CLUB VERSOI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OSHINJUTSU-KWAI DARDAGN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DO SCHOOLS ASHITA</text:p>
          </table:table-cell>
        </table:table-row>
      </table:table>
      <table:table table:name="Genr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</table:table>
      <table:table table:name="Ceintur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e Ky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e Ky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e Ky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e Ky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e Ky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e Ky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n</text:p>
          </table:table-cell>
        </table:table-row>
      </table:table>
      <table:table table:name="Catégories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7:06:11.005605456</meta:creation-date>
    <dc:date>2024-05-22T17:26:50.326160063</dc:date>
    <meta:editing-duration>PT20M37S</meta:editing-duration>
    <meta:editing-cycles>5</meta:editing-cycles>
    <meta:generator>LibreOffice/7.5.9.2$Linux_X86_64 LibreOffice_project/50$Build-2</meta:generator>
    <meta:document-statistic meta:table-count="5" meta:cell-count="82" meta:object-count="0"/>
  </office:meta>
</office:document-meta>
</file>